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8.205cm" svg:y="0.983cm">
            <draw:object draw:notify-on-update-of-ranges="Sheet1.A4:Sheet1.A7 Sheet1.B4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1&amp;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^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^3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^3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^3" office:value-type="float" office:value="343" calcext:value-type="float">
            <text:p>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0:49:31.538032434</meta:creation-date>
    <dc:date>2025-03-24T10:51:04.647839034</dc:date>
    <meta:editing-duration>PT1M35S</meta:editing-duration>
    <meta:editing-cycles>1</meta:editing-cycles>
    <meta:document-statistic meta:table-count="1" meta:cell-count="11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4:Sheet1.B7" svg:x="1.33cm" svg:y="0.18cm" svg:width="14.349cm" svg:height="7.664cm">
          <chart:coordinate-region svg:x="2.137cm" svg:y="0.379cm" svg:width="13.302cm" svg:height="6.818cm"/>
          <chart:axis chart:dimension="x" chart:name="primary-x" chart:style-name="ch3">
            <chart:title svg:x="7.455cm" svg:y="8.024cm" chart:style-name="ch4">
              <text:p>no. of vertices</text:p>
            </chart:title>
          </chart:axis>
          <chart:axis chart:dimension="y" chart:name="primary-y" chart:style-name="ch3">
            <chart:title svg:x="0.451cm" svg:y="4.837cm" chart:style-name="ch5">
              <text:p>operations</text:p>
            </chart:title>
            <chart:grid chart:style-name="ch6" chart:class="major"/>
          </chart:axis>
          <chart:series chart:style-name="ch7" chart:values-cell-range-address="Sheet1.B4:Sheet1.B7" chart:class="chart:scatter">
            <chart:domain table:cell-range-address="Sheet1.A4:Sheet1.A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:Sheet1.A7</svg:desc>
                </draw:g>
              </table:table-cell>
              <table:table-cell office:value-type="float" office:value="64">
                <text:p>64</text:p>
                <draw:g>
                  <svg:desc>Sheet1.B4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43">
                <text:p>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